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4mm"/>
    </style:style>
    <style:style style:name="co2" style:family="table-column">
      <style:table-column-properties fo:break-before="auto" style:column-width="56.83mm"/>
    </style:style>
    <style:style style:name="co3" style:family="table-column">
      <style:table-column-properties fo:break-before="auto" style:column-width="113.42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93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Ref. PCB</text:p>
          </table:table-cell>
          <table:table-cell table:style-name="ce1" office:value-type="string" calcext:value-type="string">
            <text:p>Ref. Manufacturer</text:p>
          </table:table-cell>
          <table:table-cell table:style-name="ce1" office:value-type="string" calcext:value-type="string">
            <text:p>Description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Price 1000</text:p>
          </table:table-cell>
          <table:table-cell table:style-name="ce16" office:value-type="string" calcext:value-type="string">
            <text:p>Subtotal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3" office:value-type="string" calcext:value-type="string">
            <text:p>PCM1863DBTR</text:p>
          </table:table-cell>
          <table:table-cell table:style-name="ce4" office:value-type="string" calcext:value-type="string">
            <text:p>ADC, 30-TSS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984" calcext:value-type="float">
            <text:p>1,984</text:p>
          </table:table-cell>
          <table:table-cell table:style-name="ce2" table:formula="of:=[.D2]*[.E2]" office:value-type="float" office:value="1.984" calcext:value-type="float">
            <text:p>1,984</text:p>
          </table:table-cell>
          <table:table-cell table:style-name="ce9" office:value-type="string" calcext:value-type="string">
            <text:p><text:a xlink:href="https://www.digikey.es/product-detail/es/texas-instruments/PCM1863DBTR/296-47817-1-ND/8133166" xlink:type="simple">https://www.digikey.es/product-detail/es/texas-instruments/PCM1863DBTR/296-47817-1-ND/8133166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3" office:value-type="string" calcext:value-type="string">
            <text:p>AT24C32E-STUM-T</text:p>
          </table:table-cell>
          <table:table-cell table:style-name="ce4" office:value-type="string" calcext:value-type="string">
            <text:p>EEPROM, SOT-23-5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formula="of:=[.D3]*[.E3]" office:value-type="float" office:value="0.2" calcext:value-type="float">
            <text:p>0,2</text:p>
          </table:table-cell>
          <table:table-cell table:style-name="ce9" office:value-type="string" calcext:value-type="string">
            <text:p><text:a xlink:href="https://www.digikey.es/product-detail/es/microchip-technology/AT24C32E-STUM-T/AT24C32E-STUM-TCT-ND/5056425" xlink:type="simple">https://www.digikey.es/product-detail/es/microchip-technology/AT24C32E-STUM-T/AT24C32E-STUM-TCT-ND/5056425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3,U4,U5</text:p>
          </table:table-cell>
          <table:table-cell table:style-name="ce3" office:value-type="string" calcext:value-type="string">
            <text:p>NCP163ASN330T1G</text:p>
          </table:table-cell>
          <table:table-cell table:style-name="ce4" office:value-type="string" calcext:value-type="string">
            <text:p>LDO 3.3v Ultra Low Noise, SOT-23-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table:formula="of:=[.D4]*[.E4]" office:value-type="float" office:value="0.36" calcext:value-type="float">
            <text:p>0,36</text:p>
          </table:table-cell>
          <table:table-cell table:style-name="ce9" office:value-type="string" calcext:value-type="string">
            <text:p><text:a xlink:href="https://www.digikey.es/product-detail/es/on-semiconductor/NCP163ASN330T1G/NCP163ASN330T1GOSTR-ND/9694661" xlink:type="simple">https://www.digikey.es/product-detail/es/on-semiconductor/NCP163ASN330T1G/NCP163ASN330T1GOSTR-ND/9694661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6</text:p>
          </table:table-cell>
          <table:table-cell table:style-name="ce3" office:value-type="string" calcext:value-type="string">
            <text:p>PCM5242RHBR</text:p>
          </table:table-cell>
          <table:table-cell table:style-name="ce4" office:value-type="string" calcext:value-type="string">
            <text:p>DAC, 32-VQF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071" calcext:value-type="float">
            <text:p>3,071</text:p>
          </table:table-cell>
          <table:table-cell table:style-name="ce2" table:formula="of:=[.D5]*[.E5]" office:value-type="float" office:value="3.071" calcext:value-type="float">
            <text:p>3,071</text:p>
          </table:table-cell>
          <table:table-cell table:style-name="ce9" office:value-type="string" calcext:value-type="string">
            <text:p><text:a xlink:href="https://www.digikey.es/product-detail/es/texas-instruments/PCM5242RHBR/296-48945-1-ND/8635008" xlink:type="simple">https://www.digikey.es/product-detail/es/texas-instruments/PCM5242RHBR/296-48945-1-ND/8635008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1,C2,C3,C4,C5,C6,C7,C8,C9,C13,C17</text:p>
          </table:table-cell>
          <table:table-cell table:style-name="ce3" office:value-type="string" calcext:value-type="string">
            <text:p>CL21A106KOQNNNE</text:p>
          </table:table-cell>
          <table:table-cell table:style-name="ce5" office:value-type="string" calcext:value-type="string">
            <text:p>10µF ±10% 16V Ceramic Capacitor X5R 0805 (2012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22" calcext:value-type="float">
            <text:p>0,022</text:p>
          </table:table-cell>
          <table:table-cell table:style-name="ce2" table:formula="of:=[.D6]*[.E6]" office:value-type="float" office:value="0.242" calcext:value-type="float">
            <text:p>0,242</text:p>
          </table:table-cell>
          <table:table-cell table:style-name="ce9" office:value-type="string" calcext:value-type="string">
            <text:p><text:a xlink:href="https://www.digikey.es/product-detail/es/samsung-electro-mechanics/CL21A106KOQNNNE/1276-1096-1-ND/3889182" xlink:type="simple">https://www.digikey.es/product-detail/es/samsung-electro-mechanics/CL21A106KOQNNNE/1276-1096-1-ND/3889182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14,C22,C24,C26,C33,C34,C35</text:p>
          </table:table-cell>
          <table:table-cell table:style-name="ce3" office:value-type="string" calcext:value-type="string">
            <text:p>CL10A105KA8NNNC</text:p>
          </table:table-cell>
          <table:table-cell table:style-name="ce5" office:value-type="string" calcext:value-type="string">
            <text:p>1µF ±10% 25V Ceramic Capacitor X5R 0603 (1608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742" calcext:value-type="float">
            <text:p>0,00742</text:p>
          </table:table-cell>
          <table:table-cell table:style-name="ce2" table:formula="of:=[.D7]*[.E7]" office:value-type="float" office:value="0.05194" calcext:value-type="float">
            <text:p>0,05194</text:p>
          </table:table-cell>
          <table:table-cell table:style-name="ce9" office:value-type="string" calcext:value-type="string">
            <text:p><text:a xlink:href="https://www.digikey.es/product-detail/es/samsung-electro-mechanics/CL10A105KA8NNNC/1276-1102-1-ND/3889188" xlink:type="simple">https://www.digikey.es/product-detail/es/samsung-electro-mechanics/CL10A105KA8NNNC/1276-1102-1-ND/3889188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12,C15,C18,C19,C21,C23,C28,C30,C31</text:p>
          </table:table-cell>
          <table:table-cell table:style-name="ce3" office:value-type="string" calcext:value-type="string">
            <text:p>CL05A104KA5NNNC</text:p>
          </table:table-cell>
          <table:table-cell table:style-name="ce5" office:value-type="string" calcext:value-type="string">
            <text:p>0.1µF ±10% 25V Ceramic Capacitor X5R 0402 (1005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22" calcext:value-type="float">
            <text:p>0,0022</text:p>
          </table:table-cell>
          <table:table-cell table:style-name="ce2" table:formula="of:=[.D8]*[.E8]" office:value-type="float" office:value="0.0198" calcext:value-type="float">
            <text:p>0,0198</text:p>
          </table:table-cell>
          <table:table-cell table:style-name="ce9" office:value-type="string" calcext:value-type="string">
            <text:p><text:a xlink:href="https://www.digikey.es/product-detail/es/samsung-electro-mechanics/CL05A104KA5NNNC/1276-1043-1-ND/3889129" xlink:type="simple">https://www.digikey.es/product-detail/es/samsung-electro-mechanics/CL05A104KA5NNNC/1276-1043-1-ND/3889129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10,C11,C16,C20</text:p>
          </table:table-cell>
          <table:table-cell table:style-name="ce3" office:value-type="string" calcext:value-type="string">
            <text:p>CC0402KRX7R9BB222</text:p>
          </table:table-cell>
          <table:table-cell table:style-name="ce5" office:value-type="string" calcext:value-type="string">
            <text:p>2200pF ±10% 50V Ceramic Capacitor X7R 0402 (1005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4" calcext:value-type="float">
            <text:p>0,004</text:p>
          </table:table-cell>
          <table:table-cell table:style-name="ce2" table:formula="of:=[.D9]*[.E9]" office:value-type="float" office:value="0.016" calcext:value-type="float">
            <text:p>0,016</text:p>
          </table:table-cell>
          <table:table-cell table:style-name="ce9" office:value-type="string" calcext:value-type="string">
            <text:p><text:a xlink:href="https://www.digikey.es/product-detail/es/yageo/CC0402KRX7R9BB222/311-1037-1-ND/302954" xlink:type="simple">https://www.digikey.es/product-detail/es/yageo/CC0402KRX7R9BB222/311-1037-1-ND/302954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3" office:value-type="string" calcext:value-type="string">
            <text:p>SIT8008BC-21-33E-22.579200E</text:p>
          </table:table-cell>
          <table:table-cell table:style-name="ce4" office:value-type="string" calcext:value-type="string">
            <text:p>XO Oscillator 22.5792Mhz Low Power, 4-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formula="of:=[.D10]*[.E10]" office:value-type="float" office:value="0.64" calcext:value-type="float">
            <text:p>0,64</text:p>
          </table:table-cell>
          <table:table-cell table:style-name="ce9" office:value-type="string" calcext:value-type="string">
            <text:p><text:a xlink:href="https://www.digikey.es/product-detail/es/sitime/SIT8008BC-21-33E-22-579200E/1473-SIT8008BC-21-33E-22-579200E-ND/11391398" xlink:type="simple">https://www.digikey.es/product-detail/es/sitime/SIT8008BC-21-33E-22-579200E/1473-SIT8008BC-21-33E-22-579200E-ND/11391398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2</text:p>
          </table:table-cell>
          <table:table-cell table:style-name="ce3" office:value-type="string" calcext:value-type="string">
            <text:p>SIT1602BI-21-33E-24.576000D</text:p>
          </table:table-cell>
          <table:table-cell table:style-name="ce6" office:value-type="string" calcext:value-type="string">
            <text:p>XO Oscillator 24.576Mhz Low Power, 4-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formula="of:=[.D11]*[.E11]" office:value-type="float" office:value="0.64" calcext:value-type="float">
            <text:p>0,64</text:p>
          </table:table-cell>
          <table:table-cell table:style-name="ce9" office:value-type="string" calcext:value-type="string">
            <text:p><text:a xlink:href="https://www.digikey.es/product-detail/es/sitime/SIT1602BI-21-33E-24-576000D/1473-SIT1602BI-21-33E-24-576000D-ND/11385497" xlink:type="simple">https://www.digikey.es/product-detail/es/sitime/SIT1602BI-21-33E-24-576000D/1473-SIT1602BI-21-33E-24-576000D-ND/11385497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1,D2</text:p>
          </table:table-cell>
          <table:table-cell table:style-name="ce3" office:value-type="string" calcext:value-type="string">
            <text:p>MP-2016-1100-27-80</text:p>
          </table:table-cell>
          <table:table-cell table:style-name="ce4" office:value-type="string" calcext:value-type="string">
            <text:p>LED Low Power 0806 (2016)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22" calcext:value-type="float">
            <text:p>0,022</text:p>
          </table:table-cell>
          <table:table-cell table:style-name="ce2" table:formula="of:=[.D12]*[.E12]" office:value-type="float" office:value="0.044" calcext:value-type="float">
            <text:p>0,044</text:p>
          </table:table-cell>
          <table:table-cell table:style-name="ce9" office:value-type="string" calcext:value-type="string">
            <text:p><text:a xlink:href="https://www.digikey.es/product-detail/es/luminus-devices-inc/MP-2016-1100-27-80/1214-1210-1-ND/4807645" xlink:type="simple">https://www.digikey.es/product-detail/es/luminus-devices-inc/MP-2016-1100-27-80/1214-1210-1-ND/4807645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8,R10,R11,R13</text:p>
          </table:table-cell>
          <table:table-cell table:style-name="ce3" office:value-type="string" calcext:value-type="string">
            <text:p>CR0402-FX-1003GLF</text:p>
          </table:table-cell>
          <table:table-cell table:style-name="ce5" office:value-type="string" calcext:value-type="string">
            <text:p>100K ±1% 1/16W Resistor 0402 (1005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table:formula="of:=[.D13]*[.E13]" office:value-type="float" office:value="0.004" calcext:value-type="float">
            <text:p>0,004</text:p>
          </table:table-cell>
          <table:table-cell table:style-name="ce9" office:value-type="string" calcext:value-type="string">
            <text:p><text:a xlink:href="https://www.digikey.es/product-detail/es/bourns-inc/CR0402-FX-1003GLF/CR0402-FX-1003GLFCT-ND/3740841" xlink:type="simple">https://www.digikey.es/product-detail/es/bourns-inc/CR0402-FX-1003GLF/CR0402-FX-1003GLFCT-ND/3740841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23,R24,R1,r2,r20</text:p>
          </table:table-cell>
          <table:table-cell table:style-name="ce3" office:value-type="string" calcext:value-type="string">
            <text:p>RMCF0402JT10K0</text:p>
          </table:table-cell>
          <table:table-cell table:style-name="ce5" office:value-type="string" calcext:value-type="string">
            <text:p>10K ±5% 1/16W Resistor 0402 (1005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4" calcext:value-type="float">
            <text:p>0,0014</text:p>
          </table:table-cell>
          <table:table-cell table:style-name="ce2" table:formula="of:=[.D14]*[.E14]" office:value-type="float" office:value="0.007" calcext:value-type="float">
            <text:p>0,007</text:p>
          </table:table-cell>
          <table:table-cell table:style-name="ce9" office:value-type="string" calcext:value-type="string">
            <text:p><text:a xlink:href="https://www.digikey.es/product-detail/es/stackpole-electronics-inc/RMCF0402JT10K0/RMCF0402JT10K0CT-ND/1942936" xlink:type="simple">https://www.digikey.es/product-detail/es/stackpole-electronics-inc/RMCF0402JT10K0/RMCF0402JT10K0CT-ND/1942936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5,R6</text:p>
          </table:table-cell>
          <table:table-cell table:style-name="ce3" office:value-type="string" calcext:value-type="string">
            <text:p>RMCF0402JT3K90</text:p>
          </table:table-cell>
          <table:table-cell table:style-name="ce4" office:value-type="string" calcext:value-type="string">
            <text:p>3K9 ±5% 1/16W Resistor 0402 (1005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1" calcext:value-type="float">
            <text:p>0,0011</text:p>
          </table:table-cell>
          <table:table-cell table:style-name="ce2" table:formula="of:=[.D15]*[.E15]" office:value-type="float" office:value="0.0022" calcext:value-type="float">
            <text:p>0,0022</text:p>
          </table:table-cell>
          <table:table-cell table:style-name="ce9" office:value-type="string" calcext:value-type="string">
            <text:p><text:a xlink:href="https://www.digikey.es/product-detail/es/stackpole-electronics-inc/RMCF0402JT3K90/RMCF0402JT3K90CT-ND/2417878" xlink:type="simple">https://www.digikey.es/product-detail/es/stackpole-electronics-inc/RMCF0402JT3K90/RMCF0402JT3K90CT-ND/2417878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15,16,17,R18</text:p>
          </table:table-cell>
          <table:table-cell table:style-name="ce3" office:value-type="string" calcext:value-type="string">
            <text:p>RMCF0402FT470R</text:p>
          </table:table-cell>
          <table:table-cell table:style-name="ce5" office:value-type="string" calcext:value-type="string">
            <text:p>470 Ohm 1% 1/16W Resistor 0402 (1005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5" calcext:value-type="float">
            <text:p>0,0015</text:p>
          </table:table-cell>
          <table:table-cell table:style-name="ce2" table:formula="of:=[.D16]*[.E16]" office:value-type="float" office:value="0.006" calcext:value-type="float">
            <text:p>0,006</text:p>
          </table:table-cell>
          <table:table-cell table:style-name="ce9" office:value-type="string" calcext:value-type="string">
            <text:p><text:a xlink:href="https://www.digikey.es/product-detail/es/stackpole-electronics-inc/RMCF0402FT470R/738-RMCF0402FT470RCT-ND/4425016" xlink:type="simple">https://www.digikey.es/product-detail/es/stackpole-electronics-inc/RMCF0402FT470R/738-RMCF0402FT470RCT-ND/4425016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4,R9,R12,R14,R3,R21,R22,R25,R27,R19</text:p>
          </table:table-cell>
          <table:table-cell table:style-name="ce3" office:value-type="string" calcext:value-type="string">
            <text:p>RMCF0603FT100R</text:p>
          </table:table-cell>
          <table:table-cell table:style-name="ce5" office:value-type="string" calcext:value-type="string">
            <text:p>100 Ohm 1% 1/10W Resistor 0603 (1608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table:formula="of:=[.D17]*[.E17]" office:value-type="float" office:value="0.022" calcext:value-type="float">
            <text:p>0,022</text:p>
          </table:table-cell>
          <table:table-cell table:style-name="ce9" office:value-type="string" calcext:value-type="string">
            <text:p><text:a xlink:href="https://www.digikey.es/product-detail/es/stackpole-electronics-inc/RMCF0603FT100R/RMCF0603FT100RCT-ND/1942965" xlink:type="simple">https://www.digikey.es/product-detail/es/stackpole-electronics-inc/RMCF0603FT100R/RMCF0603FT100RCT-ND/1942965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1</text:p>
          </table:table-cell>
          <table:table-cell/>
          <table:table-cell table:style-name="ce4" office:value-type="string" calcext:value-type="string">
            <text:p>PinHeader 2x20 pin, 2.54mm (Male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6</text:p>
          </table:table-cell>
          <table:table-cell/>
          <table:table-cell table:style-name="ce4" office:value-type="string" calcext:value-type="string">
            <text:p>PinSocket 2x20 pin, 2.54mm (Female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2</text:p>
          </table:table-cell>
          <table:table-cell/>
          <table:table-cell table:style-name="ce4" office:value-type="string" calcext:value-type="string">
            <text:p>PinHeader 2x10 pin, 2.54mm (Male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9,J3,J4,J5</text:p>
          </table:table-cell>
          <table:table-cell table:style-name="ce2" office:value-type="string" calcext:value-type="string">
            <text:p>NOT MOUNT!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4"/>
          <table:table-cell table:style-name="ce7" office:value-type="string" calcext:value-type="string">
            <text:p>TOTAL:</text:p>
          </table:table-cell>
          <table:table-cell table:style-name="ce8" table:formula="of:=SUM([.F2:.F17])" office:value-type="float" office:value="7.30994" calcext:value-type="float">
            <text:p>7,30994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9:17:02.62267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16T19:19:07.776895050</dc:date>
    <meta:editing-duration>PT2M5S</meta:editing-duration>
    <meta:editing-cycles>1</meta:editing-cycles>
    <meta:document-statistic meta:table-count="1" meta:cell-count="129" meta:object-count="0"/>
  </office:meta>
</office:document-meta>
</file>